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6f1" style:font-style-asian="italic" style:font-style-complex="italic"/>
    </style:style>
    <style:style style:name="T3" style:family="text">
      <style:text-properties officeooo:rsid="002cd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hough I would describe myself as a street photographer, I am also interested in other genres. At school I studied Art and Design. My <text:span text:style-name="T3">Art</text:span> teacher had a saying “simplicity is the key note to good design.” I have tried to follow that doctrine in everything I do. When I apply that concept of simplicity to photography, it could be interpreted as minimalism.</text:p>
      <text:p text:style-name="P1"/>
      <text:p text:style-name="P1">My <text:span text:style-name="T2">Buildings</text:span> project combines minimalism with architectural landscap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5-01-12T11:05:47.365986229</dc:date>
    <meta:editing-duration>PT47M4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71" meta:character-count="428" meta:non-whitespace-character-count="359"/>
  </office:meta>
</office:document-meta>
</file>